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1" style:family="paragraph" style:parent-style-name="Frame_20_contents">
      <style:paragraph-properties fo:text-align="justify" style:justify-single-word="false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0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15T18:13:43.015322485</dc:date>
    <meta:editing-duration>P2DT5H8M15S</meta:editing-duration>
    <meta:editing-cycles>417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